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4">
      <style:paragraph-properties fo:padding="0.0193in" fo:border="0.0008in solid #d9d9e3"/>
    </style:style>
    <style:style style:name="P5" style:family="paragraph" style:parent-style-name="Text_20_body" style:list-style-name="L5">
      <style:paragraph-properties fo:padding="0.0193in" fo:border="0.0008in solid #d9d9e3"/>
    </style:style>
    <style:style style:name="P6" style:family="paragraph" style:parent-style-name="Text_20_body" style:list-style-name="L6">
      <style:paragraph-properties fo:padding="0.0193in" fo:border="0.0008in solid #d9d9e3"/>
    </style:style>
    <style:style style:name="P7" style:family="paragraph" style:parent-style-name="Text_20_body">
      <style:paragraph-properties fo:text-align="center" style:justify-single-word="false"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Text_20_body">
      <style:paragraph-properties fo:margin-top="0in" fo:margin-bottom="0in" fo:padding="0.0193in" fo:border="0.0008in solid #d9d9e3"/>
      <style:text-properties fo:font-weight="bold" style:font-weight-asian="bold" style:font-weight-complex="bold"/>
    </style:style>
    <style:style style:name="P15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6" style:family="paragraph" style:parent-style-name="Heading_20_1">
      <style:paragraph-properties fo:text-align="center" style:justify-single-word="false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alibri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Calibri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alibri" fo:font-size="16pt" style:font-size-asian="16pt" style:font-size-complex="16pt"/>
    </style:style>
    <style:style style:name="T8" style:family="text">
      <style:text-properties style:font-name="Calibri" fo:font-weight="normal" style:font-weight-asian="normal" style:font-weight-complex="normal"/>
    </style:style>
    <style:style style:name="T9" style:family="text">
      <style:text-properties style:font-name="Calibri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Strong_20_Emphasis"><text:span text:style-name="T6">Raji Kodja|Compositing |Lighting</text:span></text:span></text:h>
      <text:p text:style-name="P1"><text:span text:style-name="Strong_20_Emphasis"><text:span text:style-name="T9">Texas | 503.880.5772 </text:span></text:span><text:span text:style-name="Strong_20_Emphasis"><text:span text:style-name="T1"><text:s/></text:span></text:span><text:a xlink:type="simple" xlink:href="mailto:rajikodja@gmail.com" text:style-name="Internet_20_link" text:visited-style-name="Visited_20_Internet_20_Link"><text:span text:style-name="Strong_20_Emphasis"><text:span text:style-name="T1">rajikodja@gmail.com</text:span></text:span></text:a><text:span text:style-name="Strong_20_Emphasis"><text:span text:style-name="T1"> / </text:span></text:span><text:a xlink:type="simple" xlink:href="https://www.imdb.com/name/nm0462671/?ref_=fn_al_nm_1" text:style-name="Internet_20_link" text:visited-style-name="Visited_20_Internet_20_Link"><text:span text:style-name="Strong_20_Emphasis"><text:span text:style-name="T1">imdb</text:span></text:span></text:a><text:span text:style-name="Strong_20_Emphasis"><text:span text:style-name="T1"> / </text:span></text:span><text:a xlink:type="simple" xlink:href="https://www.linkedin.com/in/raji-kodja-a1a5665/" text:style-name="Internet_20_link" text:visited-style-name="Visited_20_Internet_20_Link"><text:span text:style-name="Strong_20_Emphasis"><text:span text:style-name="T1">Linkedin</text:span></text:span></text:a><text:span text:style-name="Strong_20_Emphasis"><text:span text:style-name="T1"> </text:span></text:span></text:p>
      <text:p text:style-name="P7"><text:span text:style-name="Strong_20_Emphasis"><text:span text:style-name="T9">Portfolio: </text:span></text:span><text:a xlink:type="simple" xlink:href="https://rkodja.github.io/" text:style-name="Internet_20_link" text:visited-style-name="Visited_20_Internet_20_Link"><text:span text:style-name="Strong_20_Emphasis"><text:span text:style-name="T9">https://rkodja.github.io</text:span></text:span></text:a></text:p>
      <text:p text:style-name="P2"><text:span text:style-name="Strong_20_Emphasis">Profile:</text:span> With 25 years of dedicated experience as a compositor, I specialize in crafting photo-realistic 2D and 3D renderings for television, animations, feature films, and the immersive realm of gaming. Proficient in managing shifting priorities and multitasking within collaborative studio environments to ensure high-quality results.</text:p>
      <text:p text:style-name="P2"><text:span text:style-name="Strong_20_Emphasis">Skills:</text:span></text:p>
      <text:list xml:id="list169408940931322727" text:style-name="L1">
        <text:list-item>
          <text:p text:style-name="P8">Compositing, Lighting, Post Visualization, <text:s/>CGI &amp; VFX integration for</text:p>
          <text:p text:style-name="P8">Feature films, TV, <text:s/>commercial, <text:s/>Animation and video productions.</text:p>
        </text:list-item>
      </text:list>
      <text:p text:style-name="P14">Software:</text:p>
      <text:list xml:id="list6348314315221772612" text:style-name="L9">
        <text:list-item>
          <text:p text:style-name="P15"><text:span text:style-name="Strong_20_Emphasis">Compositing:</text:span> Nuke, Adobe, Mocha, Syntheyes, Shotgun</text:p>
        </text:list-item>
        <text:list-item>
          <text:p text:style-name="P15"><text:span text:style-name="Strong_20_Emphasis">CGI Lighting:</text:span> Maya, Unreal</text:p>
        </text:list-item>
        <text:list-item>
          <text:p text:style-name="P15"><text:span text:style-name="Strong_20_Emphasis">Programming:</text:span> Python, <text:s/>Prompt Engineering, WordPress, HTML</text:p>
        </text:list-item>
      </text:list>
      <text:p text:style-name="P2"><text:span text:style-name="Strong_20_Emphasis">Experience:</text:span></text:p>
      <text:p text:style-name="P2"><text:span text:style-name="Strong_20_Emphasis">Encore Vfx:</text:span> Sr. <text:span text:style-name="Emphasis">Compositor</text:span></text:p>
      <text:list xml:id="list8675826296834890127" text:style-name="L2">
        <text:list-item>
          <text:p text:style-name="P9">Various television productions with VFX workflows.</text:p>
        </text:list-item>
        <text:list-item>
          <text:p text:style-name="P3">CG integration, FX integration, keying, plate extension, projections.</text:p>
        </text:list-item>
      </text:list>
      <text:p text:style-name="P2"><text:span text:style-name="Strong_20_Emphasis">Blizzard, Irvine, CA (2019-21):</text:span> Sr. <text:span text:style-name="Emphasis">Compositor and Lighter</text:span></text:p>
      <text:list xml:id="list2285607381820851891" text:style-name="L3">
        <text:list-item>
          <text:p text:style-name="P10">In-game sequences in titles like World of Warcraft and Overwatch2.</text:p>
        </text:list-item>
        <text:list-item>
          <text:p text:style-name="P10">Compositing and lighting stylized sequences using In-Game Engine, Maya, and Nuke.</text:p>
        </text:list-item>
      </text:list>
      <text:p text:style-name="P2"><text:span text:style-name="Strong_20_Emphasis">Crafty Apes, Atlanta (2018):</text:span> Sr. <text:span text:style-name="Emphasis">Compositor</text:span></text:p>
      <text:list xml:id="list271415071148950577" text:style-name="L4">
        <text:list-item>
          <text:p text:style-name="P11">Various films and episodics, background replacement, live-action and CG integration, camera projections, tracking, rotoscoping, and beauty painting.</text:p>
        </text:list-item>
        <text:list-item>
          <text:p text:style-name="P4">Project Lodge49 using Nuke, SynthEyes, and Mocha.</text:p>
        </text:list-item>
      </text:list>
      <text:p text:style-name="P2"><text:span text:style-name="Strong_20_Emphasis">FuseFX, The Molecule, Proof Inc, Bad Robot (2007-2018):</text:span> <text:span text:style-name="Emphasis">Sr. <text:s/>Compositor</text:span></text:p>
      <text:list xml:id="list1547726577112828873" text:style-name="L5">
        <text:list-item>
          <text:p text:style-name="P12">Projects such as Call of the Wild, Aquaman, A Wrinkle in Time, and Star Wars: The Force Awakens.</text:p>
        </text:list-item>
        <text:list-item>
          <text:p text:style-name="P5">Expertise in animation, television, films, and theme park rides.</text:p>
        </text:list-item>
      </text:list>
      <text:p text:style-name="P2"><text:span text:style-name="Strong_20_Emphasis">Sony Pictures Imageworks, Los Angeles (1999-2011):</text:span> <text:span text:style-name="Emphasis">Compositor and Lighting</text:span></text:p>
      <text:list xml:id="list6253161536217145064" text:style-name="L6">
        <text:list-item>
          <text:p text:style-name="P13">Nuke, Katana, and in-house tools.</text:p>
        </text:list-item>
        <text:list-item>
          <text:p text:style-name="P6">Contributed to feature films, including Green Lantern, G-Force, Open Season, Anchorman, Cursed, Castaway, and Hollow Man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6T10:21:47.39</meta:creation-date>
    <dc:date>2024-01-26T11:09:52.19</dc:date>
    <meta:editing-duration>PT32M51S</meta:editing-duration>
    <meta:editing-cycles>7</meta:editing-cycles>
    <meta:generator>OpenOffice/4.1.14$Win32 OpenOffice.org_project/4114m1$Build-9811</meta:generator>
    <meta:document-statistic meta:table-count="0" meta:image-count="0" meta:object-count="0" meta:page-count="1" meta:paragraph-count="27" meta:word-count="253" meta:character-count="1822"/>
  </office:meta>
</office:document-meta>
</file>